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style:shadow="none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 style:shadow="none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 style:shadow="none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style:shadow="none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 style:shadow="none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 style:shadow="none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Standard">
      <style:paragraph-properties fo:break-before="page"/>
      <style:text-properties style:font-name="Ari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6" style:family="paragraph" style:parent-style-name="Text_20_body"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3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Header">
      <style:paragraph-properties fo:margin-left="0cm" fo:margin-right="0cm" fo:line-height="150%" fo:text-indent="0cm" style:auto-text-indent="false"/>
    </style:style>
    <style:style style:name="P16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17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18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19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0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3pt" style:font-size-asian="13pt" style:font-size-complex="13pt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style:font-name="Arial" fo:font-size="14pt" fo:font-weight="bold" fo:background-color="transparent" style:font-size-asian="14pt" style:font-weight-asian="bold" style:font-size-complex="14pt" style:font-weight-complex="bold"/>
    </style:style>
    <style:style style:name="T12" style:family="text">
      <style:text-properties fo:color="#ffffff" style:font-name="Arial" fo:font-size="9pt" fo:font-weight="bold" fo:background-color="transparent" style:font-size-asian="9pt" style:font-weight-asian="bold" style:font-size-complex="9pt" style:font-weight-complex="bold"/>
    </style:style>
    <style:style style:name="T13" style:family="text">
      <style:text-properties fo:color="#ffffff" style:font-name="Arial" fo:font-size="9pt" fo:font-weight="bold" fo:background-color="#000000" style:font-size-asian="9pt" style:font-weight-asian="bold" style:font-size-complex="9pt" style:font-weight-complex="bold"/>
    </style:style>
    <style:style style:name="T14" style:family="text">
      <style:text-properties fo:color="#ffffff" style:font-name="Arial" fo:font-size="9pt" style:text-underline-style="none" fo:font-weight="bold" fo:background-color="transparent" style:font-size-asian="9pt" style:font-weight-asian="bold" style:font-size-complex="9pt" style:font-weight-complex="bold"/>
    </style:style>
    <style:style style:name="T15" style:family="text">
      <style:text-properties fo:color="#ffffff" style:font-name="Arial" fo:font-size="9pt" style:text-underline-style="none" fo:font-weight="bold" fo:background-color="#000000" style:font-size-asian="9pt" style:font-weight-asian="bold" style:font-size-complex="9pt" style:font-weight-complex="bold"/>
    </style:style>
    <style:style style:name="T16" style:family="text">
      <style:text-properties fo:color="#000000" style:text-underline-style="none" fo:font-weight="bold" fo:background-color="transparent" style:font-weight-asian="bold" style:font-weight-complex="bold"/>
    </style:style>
    <style:style style:name="T17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T21" style:family="text">
      <style:text-properties fo:color="#000000" style:font-name="Arial" fo:font-size="9pt" style:text-underline-style="none" fo:font-weight="bold" fo:background-color="transparent" style:font-size-asian="9pt" style:font-weight-asian="bold" style:font-size-complex="9pt" style:font-weight-complex="bold"/>
    </style:style>
    <style:style style:name="T22" style:family="text">
      <style:text-properties fo:color="#000000" style:font-name="Arial" fo:font-size="9pt" style:text-underline-style="none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fo:color="#000000"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<text:placeholder text:placeholder-type="text">&lt;company.party.full_name.upper()&gt;</text:placeholder></text:p>
            <text:p text:style-name="P7"><text:span text:style-name="T10">Matrícula </text:span><text:span text:style-name="T10"><text:placeholder text:placeholder-type="text">&lt;company.party.controlling_entity.upper()&gt;</text:placeholder></text:span><text:span text:style-name="T10"> </text:span><text:span text:style-name="T18">N</text:span><text:span text:style-name="T16">° </text:span><text:span text:style-name="T17"><text:placeholder text:placeholder-type="text">&lt;company.party.controlling_entity_number&gt;</text:placeholder></text:span></text:p>
            <text:p text:style-name="P7"><text:span text:style-name="T16">CUIT N° </text:span><text:span text:style-name="T17"><text:placeholder text:placeholder-type="text">&lt;vat_number&gt;</text:placeholder></text:span></text:p>
            <text:p text:style-name="P13"><text:placeholder text:placeholder-type="text">&lt;if test="company.party.addresses"&gt;</text:placeholder></text:p>
            <text:p text:style-name="P12"><text:placeholder text:placeholder-type="text">&lt;for each="line in company.party.addresses[0].full_address.split('-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  <text:p text:style-name="P14"><text:placeholder text:placeholder-type="text">&lt;/if&gt;</text:placeholder></text:p>
          </table:table-cell>
          <table:table-cell table:style-name="Tabla2.B1" office:value-type="string">
            <text:p text:style-name="P15"><text:span text:style-name="Line_20_numbering"><text:span text:style-name="T5"/></text:span></text:p>
            <text:p text:style-name="P15"><text:span text:style-name="Line_20_numbering"><text:span text:style-name="T19">N</text:span></text:span><text:span text:style-name="Line_20_numbering"><text:span text:style-name="T21">° de asociado</text:span></text:span><text:span text:style-name="Line_20_numbering"><text:span text:style-name="T6"> </text:span></text:span><text:span text:style-name="Line_20_numbering"><text:span text:style-name="T23"><text:placeholder text:placeholder-type="text">&lt;recibo.partner.file&gt;</text:placeholder></text:span></text:span></text:p>
            <text:p text:style-name="P15"><text:span text:style-name="Line_20_numbering"><text:span text:style-name="T7">Apellido y Nombres </text:span></text:span><text:span text:style-name="Line_20_numbering"><text:span text:style-name="T23"><text:placeholder text:placeholder-type="text">&lt;recibo.partner.last_name&gt;</text:placeholder></text:span></text:span><text:span text:style-name="Line_20_numbering"><text:span text:style-name="T23">, </text:span></text:span><text:span text:style-name="Line_20_numbering"><text:span text:style-name="T12"><text:s/></text:span></text:span><text:span text:style-name="Line_20_numbering"><text:span text:style-name="T23"><text:placeholder text:placeholder-type="text">&lt;recibo.partner.first_name&gt;</text:placeholder></text:span></text:span></text:p>
            <text:p text:style-name="P15"><text:span text:style-name="Line_20_numbering"><text:span text:style-name="T7">Domicilio </text:span></text:span><text:span text:style-name="Line_20_numbering"><text:span text:style-name="T23"><text:placeholder text:placeholder-type="text">&lt;recibo.partner.party.addresses[0].street&gt;</text:placeholder></text:span></text:span></text:p>
            <text:p text:style-name="P15"><text:span text:style-name="Line_20_numbering"><text:span text:style-name="T7">CUIT </text:span></text:span><text:span text:style-name="Line_20_numbering"><text:span text:style-name="T19">N</text:span></text:span><text:span text:style-name="Line_20_numbering"><text:span text:style-name="T21">° </text:span></text:span><text:span text:style-name="Line_20_numbering"><text:span text:style-name="T22"><text:placeholder text:placeholder-type="text">&lt;partner_vat_number&gt;</text:placeholder></text:span></text:span></text:p>
            <text:p text:style-name="P15"><text:span text:style-name="Line_20_numbering"><text:span text:style-name="T21">DNI N° </text:span></text:span><text:span text:style-name="Line_20_numbering"><text:span text:style-name="T22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11">Recibí conforme la suma de Pesos <text:span text:style-name="T10"><text:placeholder text:placeholder-type="text">&lt;sing_number&gt;</text:placeholder></text:span> en concepto de <text:span text:style-name="T10">anticipo de retornos a cuenta de excedentes</text:span> por mi aporte como trabajador asociado.</text:p>
            <text:p text:style-name="P8"/>
            <text:p text:style-name="P9"><text:span text:style-name="T10">Son</text:span> <text:placeholder text:placeholder-type="text">&lt;formatLang(recibo.amount, recibo.party.lang, currency=recibo.currency)&gt;</text:placeholder></text:p>
            <text:p text:style-name="P9"><text:span text:style-name="T10">Lugar </text:span><text:placeholder text:placeholder-type="text">&lt;company.party.addresses[0].subdivision.name&gt;</text:placeholder> <text:s/>y <text:span text:style-name="T10">Fecha </text:span><text:span text:style-name="Line_20_numbering"><text:placeholder text:placeholder-type="text">&lt;formatLang(recibo.date, recibo.party.lang)&gt;</text:placeholder></text:span></text:p>
            <text:p text:style-name="P9"><text:span text:style-name="Line_20_numbering"/></text:p>
            <text:p text:style-name="P9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<text:s text:c="2"/>---------------------------------------------------------</text:p>
            <text:p text:style-name="P20">Firma del asociado</text:p>
          </table:table-cell>
          <table:table-cell table:style-name="Tabla4.B1" office:value-type="string">
            <text:p text:style-name="P16"><text:span text:style-name="Line_20_numbering"><text:span text:style-name="T9"><text:s text:c="3"/>--------------------------------------------------------</text:span></text:span></text:p>
            <text:p text:style-name="P19"><text:span text:style-name="Line_20_numbering"><text:span text:style-name="T9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0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5"><text:placeholder text:placeholder-type="text">&lt;company.party.full_name.upper()&gt;</text:placeholder></text:p>
            <text:p text:style-name="P7"><text:span text:style-name="T10">Matrícula </text:span><text:span text:style-name="T10"><text:placeholder text:placeholder-type="text">&lt;company.party.controlling_entity.upper()&gt;</text:placeholder></text:span><text:span text:style-name="T10"> </text:span><text:span text:style-name="T18">N</text:span><text:span text:style-name="T16">° </text:span><text:span text:style-name="T17"><text:placeholder text:placeholder-type="text">&lt;company.party.controlling_entity_number&gt;</text:placeholder></text:span></text:p>
            <text:p text:style-name="P7"><text:span text:style-name="T16">CUIT N° </text:span><text:span text:style-name="T17"><text:placeholder text:placeholder-type="text">&lt;vat_number&gt;</text:placeholder></text:span></text:p>
            <text:p text:style-name="P13"><text:placeholder text:placeholder-type="text">&lt;if test="company.party.addresses"&gt;</text:placeholder></text:p>
            <text:p text:style-name="P12"><text:placeholder text:placeholder-type="text">&lt;for each="line in company.party.addresses[0].full_address.split('-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  <text:p text:style-name="P14"><text:placeholder text:placeholder-type="text">&lt;/if&gt;</text:placeholder></text:p>
          </table:table-cell>
          <table:table-cell table:style-name="Tabla6.B1" office:value-type="string">
            <text:p text:style-name="P15"><text:span text:style-name="Line_20_numbering"><text:span text:style-name="T5"/></text:span></text:p>
            <text:p text:style-name="P15"><text:span text:style-name="Line_20_numbering"><text:span text:style-name="T19">N</text:span></text:span><text:span text:style-name="Line_20_numbering"><text:span text:style-name="T21">° de asociado</text:span></text:span><text:span text:style-name="Line_20_numbering"><text:span text:style-name="T6"> </text:span></text:span><text:span text:style-name="Line_20_numbering"><text:span text:style-name="T23"><text:placeholder text:placeholder-type="text">&lt;recibo.partner.file&gt;</text:placeholder></text:span></text:span></text:p>
            <text:p text:style-name="P15"><text:span text:style-name="Line_20_numbering"><text:span text:style-name="T7">Apellido y Nombres </text:span></text:span><text:span text:style-name="Line_20_numbering"><text:span text:style-name="T23"><text:placeholder text:placeholder-type="text">&lt;recibo.partner.last_name&gt;</text:placeholder></text:span></text:span><text:span text:style-name="Line_20_numbering"><text:span text:style-name="T23">, </text:span></text:span><text:span text:style-name="Line_20_numbering"><text:span text:style-name="T12"><text:s/></text:span></text:span><text:span text:style-name="Line_20_numbering"><text:span text:style-name="T23"><text:placeholder text:placeholder-type="text">&lt;recibo.partner.first_name&gt;</text:placeholder></text:span></text:span></text:p>
            <text:p text:style-name="P15"><text:span text:style-name="Line_20_numbering"><text:span text:style-name="T7">Domicilio </text:span></text:span><text:span text:style-name="Line_20_numbering"><text:span text:style-name="T23"><text:placeholder text:placeholder-type="text">&lt;recibo.partner.party.addresses[0].street&gt;</text:placeholder></text:span></text:span></text:p>
            <text:p text:style-name="P15"><text:span text:style-name="Line_20_numbering"><text:span text:style-name="T7">CUIT </text:span></text:span><text:span text:style-name="Line_20_numbering"><text:span text:style-name="T19">N</text:span></text:span><text:span text:style-name="Line_20_numbering"><text:span text:style-name="T21">° </text:span></text:span><text:span text:style-name="Line_20_numbering"><text:span text:style-name="T22"><text:placeholder text:placeholder-type="text">&lt;recibo.partner.party.vat_number&gt;</text:placeholder></text:span></text:span></text:p>
            <text:p text:style-name="P15"><text:span text:style-name="Line_20_numbering"><text:span text:style-name="T21">DNI N° </text:span></text:span><text:span text:style-name="Line_20_numbering"><text:span text:style-name="T22"><text:placeholder text:placeholder-type="text">&lt;recibo.partner.party.vat_number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11">Recibí conforme la suma de Pesos <text:span text:style-name="T10"><text:placeholder text:placeholder-type="text">&lt;sing_number&gt;</text:placeholder></text:span> en concepto de <text:span text:style-name="T10">anticipo de retornos a cuenta de excedentes</text:span> por mi aporte como trabajador asociado.</text:p>
            <text:p text:style-name="P8"/>
            <text:p text:style-name="P9"><text:span text:style-name="T10">Son</text:span> <text:placeholder text:placeholder-type="text">&lt;formatLang(recibo.amount, recibo.party.lang, currency=recibo.currency)&gt;</text:placeholder></text:p>
            <text:p text:style-name="P9"><text:span text:style-name="T10">Lugar </text:span><text:placeholder text:placeholder-type="text">&lt;company.party.addresses[0].subdivision.name&gt;</text:placeholder> <text:s/>y <text:span text:style-name="T10">Fecha </text:span><text:span text:style-name="Line_20_numbering"><text:placeholder text:placeholder-type="text">&lt;formatLang(recibo.date, recibo.party.lang)&gt;</text:placeholder></text:span></text:p>
            <text:p text:style-name="P9"><text:span text:style-name="Line_20_numbering"/></text:p>
            <text:p text:style-name="P9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7"><text:s text:c="2"/>---------------------------------------------------------</text:p>
            <text:p text:style-name="P20">Firma del asociado</text:p>
          </table:table-cell>
          <table:table-cell table:style-name="Tabla8.B1" office:value-type="string">
            <text:p text:style-name="P16"><text:span text:style-name="Line_20_numbering"><text:span text:style-name="T9"><text:s text:c="3"/>--------------------------------------------------------</text:span></text:span></text:p>
            <text:p text:style-name="P19"><text:span text:style-name="Line_20_numbering"><text:span text:style-name="T9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247" meta:non-whitespace-character-count="2066"/>
    <meta:user-defined meta:name="Info 1"/>
    <meta:user-defined meta:name="Info 2"/>
    <meta:user-defined meta:name="Info 3"/>
    <meta:user-defined meta:name="Info 4"/>
  </office:meta>
</office:document-meta>
</file>